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0" svg:font-family="0" style:font-family-generic="system" style:font-pitch="variable"/>
    <style:font-face style:name="Aptos" svg:font-family="Aptos" style:font-family-generic="roman" style:font-pitch="variable"/>
    <style:font-face style:name="Aptos1" svg:font-family="Aptos" style:font-family-generic="system" style:font-pitch="variable"/>
    <style:font-face style:name="Arial" svg:font-family="Arial" style:font-family-generic="system" style:font-pitch="variable"/>
    <style:font-face style:name="Awami Nastaliq Beta1" svg:font-family="'Awami Nastaliq Beta1'" style:font-pitch="variable"/>
    <style:font-face style:name="Awami Nastaliq OT" svg:font-family="'Awami Nastaliq OT'" style:font-pitch="variable"/>
    <style:font-face style:name="Awami Nastaliq OT1" svg:font-family="'Awami Nastaliq OT'" style:font-family-generic="roman" style:font-pitch="variable"/>
    <style:font-face style:name="Awami Nastaliq OT2" svg:font-family="'Awami Nastaliq OT'"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cheherazade" svg:font-family="Scheherazade"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left="0in" fo:margin-right="0in" fo:margin-top="0in" fo:margin-bottom="0.1665in" style:contextual-spacing="false" fo:text-align="end" style:justify-single-word="false" fo:text-indent="0in" style:auto-text-indent="false" style:writing-mode="rl-tb"/>
    </style:style>
    <style:style style:name="P2" style:family="paragraph" style:parent-style-name="Standard">
      <style:paragraph-properties fo:margin-left="0in" fo:margin-right="0in" fo:margin-top="0in" fo:margin-bottom="0.1665in" style:contextual-spacing="false" fo:text-align="start" style:justify-single-word="false" fo:text-indent="0in" style:auto-text-indent="false"/>
      <style:text-properties style:font-name="Awami Nastaliq OT1" fo:font-size="14pt" style:font-size-asian="14pt" style:font-name-complex="Awami Nastaliq OT2" style:font-size-complex="14pt"/>
    </style:style>
    <style:style style:name="P3" style:family="paragraph" style:parent-style-name="Standard">
      <style:paragraph-properties fo:margin-left="0in" fo:margin-right="0in" fo:margin-top="0in" fo:margin-bottom="0.1665in" style:contextual-spacing="false" fo:text-align="end" style:justify-single-word="false" fo:text-indent="0in" style:auto-text-indent="false" style:writing-mode="rl-tb"/>
      <style:text-properties fo:color="#ff0000" loext:opacity="100%" officeooo:paragraph-rsid="0017268c"/>
    </style:style>
    <style:style style:name="P4" style:family="paragraph" style:parent-style-name="Standard">
      <style:paragraph-properties fo:margin-left="0in" fo:margin-right="0in" fo:margin-top="0in" fo:margin-bottom="0.1665in" style:contextual-spacing="false" fo:text-align="end" style:justify-single-word="false" fo:text-indent="0in" style:auto-text-indent="false" style:writing-mode="rl-tb"/>
      <style:text-properties fo:color="#ff0000" loext:opacity="100%" style:font-name="Awami Nastaliq OT" fo:font-size="18pt" officeooo:rsid="004834dc" officeooo:paragraph-rsid="0017268c" fo:background-color="transparent" style:font-name-asian="Scheherazade" style:font-size-asian="18pt" style:font-name-complex="Awami Nastaliq OT" style:font-size-complex="18pt" style:language-complex="fa" style:country-complex="IR"/>
    </style:style>
    <style:style style:name="P5" style:family="paragraph" style:parent-style-name="Standard">
      <style:paragraph-properties fo:margin-left="0in" fo:margin-right="0in" fo:margin-top="0in" fo:margin-bottom="0.1665in" style:contextual-spacing="false" fo:text-align="start" style:justify-single-word="false" fo:text-indent="0in" style:auto-text-indent="false"/>
      <style:text-properties style:font-name="Awami Nastaliq OT1" fo:font-size="14pt" officeooo:rsid="001d5bc1" officeooo:paragraph-rsid="001d5bc1" style:font-size-asian="14pt" style:font-name-complex="Awami Nastaliq OT2" style:font-size-complex="14pt"/>
    </style:style>
    <style:style style:name="P6" style:family="paragraph" style:parent-style-name="Folk_20_Story_20_Body">
      <loext:graphic-properties draw:fill-hatch-name="hatch"/>
      <style:paragraph-properties fo:margin-top="0.1201in" fo:margin-bottom="0in" style:contextual-spacing="false" fo:line-height="115%" fo:text-align="end" style:justify-single-word="false" style:writing-mode="rl-tb"/>
      <style:text-properties fo:font-size="18pt" officeooo:paragraph-rsid="001e1654" style:font-size-asian="18pt" style:font-size-complex="18pt"/>
    </style:style>
    <style:style style:name="P7" style:family="paragraph" style:parent-style-name="Standard">
      <style:paragraph-properties fo:margin-left="0in" fo:margin-right="0in" fo:margin-top="0in" fo:margin-bottom="0.1665in" style:contextual-spacing="false" fo:text-align="start" style:justify-single-word="false" fo:text-indent="0in" style:auto-text-indent="false"/>
      <style:text-properties style:font-name="Awami Nastaliq OT1" fo:font-size="14pt" officeooo:rsid="001bc175" officeooo:paragraph-rsid="001bc175" style:font-size-asian="14pt" style:font-name-complex="Awami Nastaliq OT2" style:font-size-complex="14pt"/>
    </style:style>
    <style:style style:name="P8" style:family="paragraph" style:parent-style-name="Standard">
      <style:paragraph-properties fo:margin-left="0in" fo:margin-right="0in" fo:margin-top="0in" fo:margin-bottom="0.1665in" style:contextual-spacing="false" fo:text-align="end" style:justify-single-word="false" fo:text-indent="0in" style:auto-text-indent="false" style:writing-mode="rl-tb"/>
      <style:text-properties officeooo:paragraph-rsid="0017baf1"/>
    </style:style>
    <style:style style:name="T1" style:family="text">
      <style:text-properties style:font-name="Awami Nastaliq OT1" fo:font-size="10pt" style:font-size-asian="10pt" style:font-name-complex="Awami Nastaliq OT2" style:font-size-complex="10pt"/>
    </style:style>
    <style:style style:name="T2" style:family="text">
      <style:text-properties style:font-name-complex="Awami Nastaliq OT2" style:font-size-complex="10pt"/>
    </style:style>
    <style:style style:name="T3" style:family="text">
      <style:text-properties officeooo:rsid="00135e9a"/>
    </style:style>
    <style:style style:name="T4" style:family="text">
      <style:text-properties officeooo:rsid="0017268c"/>
    </style:style>
    <style:style style:name="T5" style:family="text">
      <style:text-properties style:font-name-complex="Awami Nastaliq OT2" style:font-size-complex="22pt"/>
    </style:style>
    <style:style style:name="T6" style:family="text">
      <style:text-properties style:font-name-complex="Awami Nastaliq OT2" style:font-size-complex="18pt" style:language-complex="fa" style:country-complex="IR"/>
    </style:style>
    <style:style style:name="T7" style:family="text">
      <style:text-properties style:font-name="Awami Nastaliq OT" fo:font-size="18pt" officeooo:rsid="004834dc" fo:background-color="transparent" loext:char-shading-value="0" style:font-name-asian="Scheherazade" style:font-size-asian="18pt" style:font-name-complex="Awami Nastaliq OT" style:font-size-complex="18pt" style:language-complex="fa" style:country-complex="IR"/>
    </style:style>
    <style:style style:name="T8" style:family="text">
      <style:text-properties style:font-name="Awami Nastaliq OT" fo:font-size="18pt" officeooo:rsid="00a71e60" fo:background-color="transparent" loext:char-shading-value="0" style:font-name-asian="Scheherazade" style:font-size-asian="18pt" style:font-name-complex="Awami Nastaliq OT" style:font-size-complex="18pt" style:language-complex="fa" style:country-complex="IR"/>
    </style:style>
    <style:style style:name="T9" style:family="text">
      <style:text-properties officeooo:rsid="001cf796"/>
    </style:style>
    <style:style style:name="T10" style:family="text">
      <style:text-properties officeooo:rsid="001e1654"/>
    </style:style>
    <style:style style:name="T11" style:family="text">
      <style:text-properties officeooo:rsid="001f7f93"/>
    </style:style>
    <style:style style:name="T12" style:family="text">
      <style:text-properties fo:color="#ff0000" loext:opacity="100%" fo:font-family="Arial" style:font-family-generic="roman" style:font-pitch="variable" officeooo:rsid="007c82e5" fo:background-color="transparent" loext:char-shading-value="0" style:font-name-asian="Scheherazade" style:font-name-complex="Awami Nastaliq OT" style:language-complex="ur" style:country-complex="PK"/>
    </style:style>
    <style:style style:name="T13" style:family="text">
      <style:text-properties fo:color="#ff8000" loext:opacity="100%" fo:font-family="Arial" style:font-family-generic="roman" style:font-pitch="variable" officeooo:rsid="007c82e5" fo:background-color="transparent" loext:char-shading-value="0" style:font-name-asian="Scheherazade" style:font-name-complex="Awami Nastaliq OT" style:language-complex="ur" style:country-complex="PK"/>
    </style:style>
    <style:style style:name="T14" style:family="text">
      <style:text-properties fo:color="#ff8000" loext:opacity="100%" fo:font-family="Arial" style:font-family-generic="roman" style:font-pitch="variable" officeooo:rsid="001e1654" fo:background-color="transparent" loext:char-shading-value="0" style:font-name-asian="Scheherazade" style:font-name-complex="Awami Nastaliq OT" style:language-complex="ur" style:country-complex="PK"/>
    </style:style>
    <style:style style:name="T15" style:family="text">
      <style:text-properties fo:color="#ff0000" loext:opacity="100%" style:font-name="Awami Nastaliq OT" officeooo:rsid="0064a1ca" fo:background-color="transparent" loext:char-shading-value="0" style:font-name-asian="Scheherazade" style:font-name-complex="Awami Nastaliq OT" style:language-complex="fa" style:country-complex="IR"/>
    </style:style>
    <style:style style:name="T16" style:family="text">
      <style:text-properties fo:color="#ff0000" loext:opacity="100%" style:font-name="Awami Nastaliq OT" officeooo:rsid="005649e1" fo:background-color="transparent" loext:char-shading-value="0" style:font-name-asian="Scheherazade" style:font-name-complex="Awami Nastaliq OT" style:language-complex="fa" style:country-complex="IR"/>
    </style:style>
    <style:style style:name="T17" style:family="text">
      <style:text-properties officeooo:rsid="00197735"/>
    </style:style>
    <style:style style:name="T18" style:family="text">
      <style:text-properties officeooo:rsid="001bc175"/>
    </style:style>
    <style:style style:name="T19" style:family="text">
      <style:text-properties officeooo:rsid="0017baf1"/>
    </style:style>
    <style:style style:name="T20" style:family="text">
      <style:text-properties fo:color="#158466" loext:opacity="100%" style:font-name-complex="Awami Nastaliq OT2" style:font-size-complex="18pt" style:language-complex="fa" style:country-complex="IR"/>
    </style:style>
    <style:style style:name="T21" style:family="text">
      <style:text-properties fo:color="#158466" loext:opacity="100%" officeooo:rsid="0018ffd2" style:font-name-complex="Awami Nastaliq OT2" style:font-size-complex="18pt" style:language-complex="fa" style:country-complex="IR"/>
    </style:style>
    <style:style style:name="T22" style:family="text">
      <style:text-properties fo:color="#158466" loext:opacity="100%" officeooo:rsid="0017da0b" style:font-name-complex="Awami Nastaliq OT2" style:font-size-complex="18pt" style:language-complex="fa" style:country-complex="IR"/>
    </style:style>
    <style:style style:name="T23" style:family="text">
      <style:text-properties fo:color="#158466" loext:opacity="100%" officeooo:rsid="0018ad2b" style:font-name-complex="Awami Nastaliq OT2" style:font-size-complex="18pt" style:language-complex="fa" style:country-complex="IR"/>
    </style:style>
    <style:style style:name="T24" style:family="text">
      <style:text-properties officeooo:rsid="0016d955"/>
    </style:style>
    <style:style style:name="T25" style:family="text">
      <style:text-properties fo:color="#158466" loext:opacity="100%" style:font-name-complex="Awami Nastaliq OT2" style:font-size-complex="22pt"/>
    </style:style>
    <style:style style:name="T26" style:family="text">
      <style:text-properties fo:color="#dee7e5" loext:opacity="100%" style:font-name-complex="Awami Nastaliq OT2" style:font-size-complex="2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nderingUnknown</text:span><text:span text:style-name="T2"> </text:span></text:p>
      <text:p text:style-name="P2">The kerning algorithm doesn’t recognize that the <text:span text:style-name="T3">wide</text:span> nuqta extends <text:span text:style-name="T4">beyond the edge of its base (lower marks to the right, upper to the left).</text:span></text:p>
      <text:p text:style-name="P3"><text:span text:style-name="T5">رنین <text:s text:c="3"/></text:span><text:span text:style-name="T6">جقمےنیس <text:s text:c="2"/></text:span><text:span text:style-name="T7"><text:s text:c="2"/></text:span><text:span text:style-name="T8">ح</text:span><text:span text:style-name="T7">ی</text:span><text:span text:style-name="T8">‌</text:span><text:span text:style-name="T7">فچو <text:s text:c="2"/></text:span></text:p>
      <text:p text:style-name="P4">ہل<text:span text:style-name="T9">ت</text:span>وس </text:p>
      <text:p text:style-name="P5">Ideally we ought to distinguish between a middle/upper nuqta that affects the descent and a lower nuqta. Currently we just extend the rightmost descent value. <text:span text:style-name="T10">In the orange example, there is less kerning than there should be;</text:span><text:span text:style-name="T11"> it behaves as if the upper nuqta is at the bottom of the glyph.</text:span></text:p>
      <text:p text:style-name="P6"><text:span text:style-name="T12">فاتد </text:span><text:span text:style-name="T13">فات</text:span><text:span text:style-name="T14">یبفف</text:span><text:span text:style-name="T12"> <text:s text:c="7"/></text:span><text:span text:style-name="T15">ا</text:span><text:span text:style-name="T16">ݪ</text:span><text:span text:style-name="T15">ما <text:s text:c="2"/>اݪبر <text:s/>اݪر <text:s/>اݪس <text:s/>رݪس</text:span></text:p>
      <text:p text:style-name="P2"><text:span text:style-name="T17">SOLVED: </text:span>The tops of the wide finals with nuqtas are raised along the entire width, rather than just where the nuqta is. This prevents the desired kerning. (The data below contains 200Cs, so there should be kerning - compare the forms without dots <text:span text:style-name="T18">that follow</text:span>.)</text:p>
      <text:p text:style-name="P2">Note that this is not a super-serious problem because these forms will normally have a space after them, so the lack of kerning is not as obvious. Right-connecting forms are generally not so wide. And visually, the feh <text:span text:style-name="T19">and sheen are</text:span> worse than the others.</text:p>
      <text:p text:style-name="P7"><text:soft-page-break/>Solution: use a special form of ascx marker, recognize it with explicit rules, and replace it with ascx.Done to indicate when the adjustments have been made.</text:p>
      <text:p text:style-name="P8"><text:span text:style-name="T20">سف‌مس <text:s text:c="2"/>بش‌مس <text:s text:c="2"/>س</text:span><text:span text:style-name="T21">ث‌</text:span><text:span text:style-name="T20">مس <text:s/></text:span><text:span text:style-name="T22">سث‌نت</text:span><text:span text:style-name="T23">ت</text:span><text:span text:style-name="T22">م</text:span><text:span text:style-name="T20"> <text:s text:c="2"/>لق‌مس</text:span><text:span text:style-name="T6"> <text:s text:c="4"/>سڡ‌مس <text:s text:c="3"/>سب‌مس <text:s text:c="4"/>بس‌مس <text:s text:c="3"/>لٯ‌مس</text:span></text:p>
      <text:p text:style-name="P2">SOLVED: The seen doesn’t know that there is a bariyeh tail underneath it.<text:line-break/><text:span text:style-name="T24">Solution</text:span>: insert a marker before the first char indicating how much we can kern or preventing it; genBariyehKernRules can figure this out. Preventing should be relatively easy; limiting it would be trickier. <text:span text:style-name="T24">For now the fix is to limit kerning altogether in “close” situations.</text:span></text:p>
      <text:p text:style-name="P1"><text:span text:style-name="T25">ن سنلے</text:span><text:span text:style-name="T26"> </text:span><text:span text:style-name="T5"><text:s/>ن نلے <text:s text:c="2"/>ن بسنلے <text:s text:c="2"/></text:span><text:span text:style-name="T25">رسنلے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0" svg:font-family="0" style:font-family-generic="system" style:font-pitch="variable"/>
    <style:font-face style:name="Aptos" svg:font-family="Aptos" style:font-family-generic="roman" style:font-pitch="variable"/>
    <style:font-face style:name="Aptos1" svg:font-family="Aptos" style:font-family-generic="system" style:font-pitch="variable"/>
    <style:font-face style:name="Arial" svg:font-family="Arial" style:font-family-generic="system" style:font-pitch="variable"/>
    <style:font-face style:name="Awami Nastaliq Beta1" svg:font-family="'Awami Nastaliq Beta1'" style:font-pitch="variable"/>
    <style:font-face style:name="Awami Nastaliq OT" svg:font-family="'Awami Nastaliq OT'" style:font-pitch="variable"/>
    <style:font-face style:name="Awami Nastaliq OT1" svg:font-family="'Awami Nastaliq OT'" style:font-family-generic="roman" style:font-pitch="variable"/>
    <style:font-face style:name="Awami Nastaliq OT2" svg:font-family="'Awami Nastaliq OT'"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cheherazade" svg:font-family="Scheherazade" style:font-pitch="variable"/>
    <style:font-face style:name="Times New Roman" svg:font-family="'Times New Roman'" style:font-family-generic="roman" style:font-pitch="variable"/>
  </office:font-face-decls>
  <office:styles>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fo:hyphenation-keep="page" loext:hyphenation-keep-type="column" style:writing-mode="lr-tb"/>
      <style:text-properties style:use-window-font-color="true" loext:opacity="0%" style:font-name="Liberation Serif" fo:font-family="'Liberation Serif'" style:font-family-generic="roman" style:font-pitch="variable" fo:font-size="12pt" fo:language="en" fo:country="US" style:letter-kerning="true" style:font-name-asian="0" style:font-family-asian="0"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360"/>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paragraph-properties fo:margin-top="0in" fo:margin-bottom="0in" style:contextual-spacing="false" fo:line-height="100%"/>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0835in" fo:margin-bottom="0.0835in" style:contextual-spacing="false"/>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text-properties fo:language="zxx" fo:country="none" style:language-asian="zxx" style:country-asian="none" style:font-name-complex="Lucida Sans" style:font-family-complex="'Lucida Sans'" style:font-family-generic-complex="system" style:font-pitch-complex="variable" style:language-complex="zxx" style:country-complex="none"/>
    </style:style>
    <style:style style:name="Normal_20_Table_20__28_WW_29_" style:display-name="Normal Table (WW)" style:family="paragraph">
      <style:paragraph-properties fo:margin-top="0in" fo:margin-bottom="0.111in" style:contextual-spacing="false" fo:line-height="115%" fo:text-align="start" style:justify-single-word="false" fo:orphans="2" fo:widows="2" fo:hyphenation-ladder-count="no-limit" fo:hyphenation-keep="auto" loext:hyphenation-keep-type="column" style:vertical-align="auto" style:writing-mode="lr-tb"/>
      <style:text-properties style:use-window-font-color="true" loext:opacity="0%" style:font-name="Aptos" fo:font-family="Aptos" style:font-family-generic="roman" style:font-pitch="variable" fo:font-size="12pt" fo:language="en" fo:country="US" style:letter-kerning="true" style:font-name-asian="Aptos1" style:font-family-asian="Aptos" style:font-family-generic-asian="system" style:font-pitch-asian="variable" style:font-size-asian="12pt" style:language-asian="en" style:country-asian="US" style:font-name-complex="Arial" style:font-family-complex="Arial"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Folk_20_Story_20_Body" style:display-name="Folk Story Body" style:family="paragraph" style:parent-style-name="Standard">
      <style:paragraph-properties fo:margin-left="0in" fo:margin-right="0in" fo:margin-top="0.0783in" fo:margin-bottom="0in" style:contextual-spacing="false" fo:text-align="end" style:justify-single-word="false" fo:text-indent="0.3154in" style:auto-text-indent="false" style:writing-mode="rl-tb"/>
      <style:text-properties style:font-name="Times New Roman" fo:font-family="'Times New Roman'" style:font-family-generic="roman" style:font-pitch="variable" fo:font-size="11pt" style:font-size-asian="11pt" style:font-name-complex="Awami Nastaliq Beta1" style:font-family-complex="'Awami Nastaliq Beta1'" style:font-pitch-complex="variable" style:font-size-complex="18pt" style:language-complex="ur" style:country-complex="PK"/>
    </style:style>
    <style:style style:name="Default_20_Paragraph_20_Font" style:display-name="Default Paragraph Fon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4-12-18T12:59:00</meta:creation-date>
    <dc:date>2026-01-26T14:49:33.964564500</dc:date>
    <meta:editing-duration>PT18H22M1S</meta:editing-duration>
    <meta:editing-cycles>16</meta:editing-cycles>
    <meta:generator>LibreOffice/25.2.6.2$Windows_X86_64 LibreOffice_project/729c5bfe710f5eb71ed3bbde9e06a6065e9c6c5d</meta:generator>
    <meta:document-statistic meta:table-count="0" meta:image-count="0" meta:object-count="0" meta:page-count="2" meta:paragraph-count="12" meta:word-count="277" meta:character-count="1650" meta:non-whitespace-character-count="1334"/>
  </office:meta>
</office:document-meta>
</file>